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2" calcext:value-type="float">
            <text:p>152</text:p>
          </table:table-cell>
          <table:table-cell table:style-name="ce7" table:formula="of:=COUNTIF([.B7:.B199];&quot;X&quot;)" office:value-type="float" office:value="128" calcext:value-type="float">
            <text:p>128</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0" calcext:value-type="float">
            <text:p>1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4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22:20:31.5811209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3T22:21:08.776692370</dc:date>
    <meta:editing-duration>PT9H37M10S</meta:editing-duration>
    <meta:editing-cycles>175</meta:editing-cycles>
    <meta:document-statistic meta:table-count="1" meta:cell-count="893" meta:object-count="0"/>
  </office:meta>
</office:document-meta>
</file>